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rnalGraphicException.ExternalGraphicExcepti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writeSizeInfo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ormatGI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JPG.isForma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Base.convert( FormatBase format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Scal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computeImageSiz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tfExternalGraphic.setURL( String url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Base.determineFormat( byte [ ]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EMF.isForma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JP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BMP.isForma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ExternalGraphic.getCompression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PN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Height( String the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PNG.getRtf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EMF.getRtf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RtfExternalGraphic( RtfContainer container , Writer writer , Rtf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Base.getRtf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Cropping( int left , int top , int right , int bott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GIF.isForma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EMF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PNG.isForma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ExternalGraphic.setWidth( String the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Base.isFormat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BMP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RtfExternalGraphic( RtfContainer container ,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UniformScaling( boolean uni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WidthTwips( int twi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Bas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HeightTwips( int twi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ExternalGraphic.writeRtf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atJPG.getRtf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Image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ExternalGraphic.setCompressionRate( int perc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ExternalGraphic.writeRtfContentWithException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3">
            <text:p text:style-name="Table_20_Contents">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